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P14" style:family="paragraph" style:parent-style-name="Standard">
      <style:paragraph-properties fo:text-align="justify" style:justify-single-word="false"/>
      <style:text-properties fo:language="en" fo:country="US" fo:font-style="normal" officeooo:rsid="000f1126" officeooo:paragraph-rsid="000f1126" style:font-style-asian="normal" style:font-style-complex="normal"/>
    </style:style>
    <style:style style:name="P15" style:family="paragraph" style:parent-style-name="Standard">
      <style:paragraph-properties fo:text-align="justify" style:justify-single-word="false"/>
      <style:text-properties fo:language="en" fo:country="US" officeooo:rsid="0012c7e5" officeooo:paragraph-rsid="0012c7e5"/>
    </style:style>
    <style:style style:name="P16" style:family="paragraph" style:parent-style-name="Standard">
      <style:paragraph-properties fo:text-align="justify" style:justify-single-word="false"/>
      <style:text-properties fo:language="en" fo:country="US" officeooo:rsid="001352a3" officeooo:paragraph-rsid="001352a3"/>
    </style:style>
    <style:style style:name="P17" style:family="paragraph" style:parent-style-name="Standard">
      <style:paragraph-properties fo:text-align="justify" style:justify-single-word="false"/>
      <style:text-properties officeooo:rsid="001352a3" officeooo:paragraph-rsid="001352a3"/>
    </style:style>
    <style:style style:name="P18" style:family="paragraph" style:parent-style-name="Standard">
      <style:paragraph-properties fo:text-align="justify" style:justify-single-word="false"/>
      <style:text-properties officeooo:paragraph-rsid="001352a3"/>
    </style:style>
    <style:style style:name="P19" style:family="paragraph" style:parent-style-name="Standard">
      <style:paragraph-properties fo:text-align="justify" style:justify-single-word="false"/>
      <style:text-properties officeooo:rsid="00144912" officeooo:paragraph-rsid="00144912"/>
    </style:style>
    <style:style style:name="P20" style:family="paragraph" style:parent-style-name="Standard">
      <style:paragraph-properties fo:text-align="justify" style:justify-single-word="false"/>
      <style:text-properties officeooo:rsid="00144912" officeooo:paragraph-rsid="0016140f"/>
    </style:style>
    <style:style style:name="P21" style:family="paragraph" style:parent-style-name="Standard">
      <style:paragraph-properties fo:text-align="justify" style:justify-single-word="false"/>
      <style:text-properties officeooo:rsid="0016140f" officeooo:paragraph-rsid="0016140f"/>
    </style:style>
    <style:style style:name="P22" style:family="paragraph" style:parent-style-name="Standard">
      <style:paragraph-properties fo:text-align="justify" style:justify-single-word="false"/>
      <style:text-properties fo:language="en" fo:country="US" fo:font-style="normal" officeooo:rsid="0016140f" officeooo:paragraph-rsid="0016140f" style:font-style-asian="normal" style:font-style-complex="normal"/>
    </style:style>
    <style:style style:name="P23" style:family="paragraph" style:parent-style-name="Standard">
      <style:paragraph-properties fo:text-align="justify" style:justify-single-word="false"/>
      <style:text-properties fo:language="en" fo:country="US" fo:font-style="normal" officeooo:rsid="0017905b" officeooo:paragraph-rsid="0017905b" style:font-style-asian="normal" style:font-style-complex="normal"/>
    </style:style>
    <style:style style:name="P24" style:family="paragraph" style:parent-style-name="Standard">
      <style:paragraph-properties fo:text-align="justify" style:justify-single-word="false"/>
      <style:text-properties fo:language="en" fo:country="US" fo:font-style="normal" officeooo:rsid="00192b8d" officeooo:paragraph-rsid="00192b8d" style:font-style-asian="normal" style:font-style-complex="normal"/>
    </style:style>
    <style:style style:name="P25" style:family="paragraph" style:parent-style-name="Standard">
      <style:paragraph-properties fo:text-align="justify" style:justify-single-word="false"/>
      <style:text-properties fo:language="en" fo:country="US" fo:font-style="normal" officeooo:rsid="001aa845" officeooo:paragraph-rsid="001aa845"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fo:font-style="normal" officeooo:rsid="001352a3" style:font-style-asian="normal" style:font-style-complex="normal"/>
    </style:style>
    <style:style style:name="T15" style:family="text">
      <style:text-properties officeooo:rsid="00088ceb"/>
    </style:style>
    <style:style style:name="T16" style:family="text">
      <style:text-properties officeooo:rsid="000a22dc"/>
    </style:style>
    <style:style style:name="T17" style:family="text">
      <style:text-properties fo:language="en" fo:country="US"/>
    </style:style>
    <style:style style:name="T18" style:family="text">
      <style:text-properties fo:language="en" fo:country="US" officeooo:rsid="001352a3"/>
    </style:style>
    <style:style style:name="T19" style:family="text">
      <style:text-properties fo:language="en" fo:country="US" officeooo:rsid="00144912"/>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0144912" style:font-style-asian="italic" style:font-style-complex="itali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144912" style:font-style-asian="normal" style:font-style-complex="normal"/>
    </style:style>
    <style:style style:name="T24" style:family="text">
      <style:text-properties fo:language="en" fo:country="US" fo:font-style="normal" officeooo:rsid="0016140f" style:font-style-asian="normal" style:font-style-complex="normal"/>
    </style:style>
    <style:style style:name="T25" style:family="text">
      <style:text-properties officeooo:rsid="0017905b"/>
    </style:style>
    <style:style style:name="T26" style:family="text">
      <style:text-properties officeooo:rsid="001aa845"/>
    </style:style>
    <style:style style:name="T27" style:family="text">
      <style:text-properties officeooo:rsid="001c9f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5">Europeans willing to engage in agriculture and home manufacturing to emigrate, and discuraged those with dreams of English-like industrialization.</text:span><text:span text:style-name="T15"><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6">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6"><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11"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2"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3"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4" text:note-class="footnote"><text:note-citation>14</text:note-citation><text:note-body><text:p text:style-name="Footnote"/></text:note-body></text:note></text:span></text:p>
      <text:p text:style-name="P13"/>
      <text:p text:style-name="P15"><text:span text:style-name="T13">O</text:span><text:span text:style-name="T4">n the political front, the earl of Hillsborough, who in 1763 became the president of the Board of Trade and in 1768 the secretary of state for the colonies, set out to stop emigration to America. </text:span><text:span text:style-name="T14">Hillsborough was obsessed with depopulation of the countryside. The owner of nearly 100.000 acres of agricultural land in Ireland, Hillsborough worried about losing cheap labor to America. Others in London were less concerned with the departure of farm workers and more with maintaining the division of economic roles between the colonies and the metropolis. One English writer, for example, opposed the Stamp Act because it was a general that assured continued employment and prosperity in the British Isles. He werned that “we daily see many of our Manufacturers and useful People getting on that side of the Water.” Thus the most prudent policy was not taxing the colonists, but “to favor their Industry in every Way but manufacturing, and securing to ourselves the Fruits thereof, by furnishing them elsewhere.2 By the early 1770s, some Englishmen feared, as one Yorkshire writer warned, that unless something was done “England will really be drained of multitudes of mechanics of all sorts.”</text:span><text:span text:style-name="T14"><text:note text:id="ftn15" text:note-class="footnote"><text:note-citation>15</text:note-citation><text:note-body><text:p text:style-name="Footnote"/></text:note-body></text:note></text:span></text:p>
      <text:p text:style-name="P16"/>
      <text:p text:style-name="P18"><text:soft-page-break/><text:span text:style-name="T18">As the debate over the imperial crisis intensified, discussion in Parliament in November 1773 centered on the problem of emigration. Fears that emigrants from continental Europe fueled separatist tendencies in the colonies led the ministry to issue and order in council forbidding all naturalization of such emigrants. As to emigration from the British Isles, instead of passing an act to restrict it, Parliament undertook to examine the phenomenon. The resulting study concluded that England was rapidly losing men of skill to the colonies.</text:span><text:span text:style-name="T18"><text:note text:id="ftn16" text:note-class="footnote"><text:note-citation>16</text:note-citation><text:note-body><text:p text:style-name="Footnote"/></text:note-body></text:note></text:span><text:span text:style-name="T18"> Restrictionist sentiment intensified. Josiah Child wrote in 1775 that because wool is the foundation of the English riches, all possible means ought to be used to keep it “within our own kingdom,” and he hoped Parliament will artisans and their machinery. After fighting between the colonies and Britain erupted, the lord advocate of Scotland, Henry Dundas, ordered his port authorities not to give clearance to vessels suspected of carrying emigrants to the rebellious colonies.</text:span><text:span text:style-name="T18"><text:note text:id="ftn17" text:note-class="footnote"><text:note-citation>17</text:note-citation><text:note-body><text:p text:style-name="Footnote"/></text:note-body></text:note></text:span></text:p>
      <text:p text:style-name="P18"/>
      <text:p text:style-name="P17"><text:span text:style-name="T17">Franklin participated in the debates over emigration even before they reached the forefront of British politics. In his “Observations Concerning the Increase of Manking” he argued that the Imperial government ought not to interfere with emigration because those leaving were being naturally replaced. “A Nation well regulated is like a Polypus; take away a Limb, its Place is soon supply'd.” In London, representing the North American colonies, Franklin's </text:span><text:span text:style-name="T19">successful campaign against Hillsborough's anti-emigration initiatives forced the latter to resign from his post as secretary of state for colonies. When it seemed as if Parliament was ready to enact restrictions, Franklin mocked it in the page of the </text:span><text:span text:style-name="T21">Public Advertiser</text:span><text:span text:style-name="T23">, suggesting that the surest way to “put a stop to the emigrations from this country now grown so very fashionable” was to castrate all American men so that potential male immigrants would realize that moving to America would cost them their manhood.</text:span><text:span text:style-name="T23"><text:note text:id="ftn18" text:note-class="footnote"><text:note-citation>18</text:note-citation><text:note-body><text:p text:style-name="Footnote"/></text:note-body></text:note></text:span></text:p>
      <text:p text:style-name="P17"/>
      <text:p text:style-name="P19"><text:span text:style-name="T22">But Franklin did not take the new initiative lightly. He prepared a public response to those calling for a check on emigration to North America and Planned to submit it to the London's </text:span><text:span text:style-name="T20">Public Advertiser</text:span><text:span text:style-name="T22">, which had published an account of the proposed bill on November 17, 1773. In his rebuttal Franklin was as practical as “calling for a Law to stop the Thames, lest its Waters, by what leave it daily at Gravesend, should be quite exhausted.” The real cause of migration was the widespread misery in England and Scotland. The solution should be improving the lot of the people, not turning the British Isles into jails. “God has given to the Beasts of the Forest and to the Beasts of the Air a Right when their subsistence fails in one Country, to migrate into another, where they can get a more comfortable Living; and shall Man be denyed a Privilege enjoyed by Brutes, merely to gratify a few avaricious Landlords?” Franklin, thus, considered the free choice of where to live and work a natural right.</text:span><text:span text:style-name="T22"><text:note text:id="ftn19" text:note-class="footnote"><text:note-citation>19</text:note-citation><text:note-body><text:p text:style-name="Footnote"/></text:note-body></text:note></text:span></text:p>
      <text:p text:style-name="P19"/>
      <text:p text:style-name="P20"><text:span text:style-name="T22">Occasionally Franklin got involved in the direct recruiting of artisans. In 1765, for example, he complained of the “Difficulty here to meet with goog Workmen and sober that [are] willing to go abroad.2 He often complied with requests for introductory letters for industrial immigrants. He asked the prominent Philadelphian Richard Bache to assist a migrating tanner to establish himself in the New World.</text:span><text:span text:style-name="T22"><text:note text:id="ftn20" text:note-class="footnote"><text:note-citation>20</text:note-citation><text:note-body><text:p text:style-name="Footnote"/></text:note-body></text:note></text:span><text:span text:style-name="T22"> In the 1770s he reported to American associates on English and Dutch canal technologies and recommended the recruitment of an experienced engineer to plan and supervise the construction of a canal in Philadelphia. Franklin's most important venture in this field involved the migration of John Hewson, who introduced the British technology of calico printing and bleaching to the colonies. Rumors of Hewson's upcoming move exited the American press. The </text:span><text:span text:style-name="T20">Pennsyvania Gazette</text:span><text:span text:style-name="T22"> reported on January 30, 1772, that “a person who has for many Years been a master in several large manufactories </text:span><text:soft-page-break/><text:span text:style-name="T24">for linen, cotton and Calico printing... intends some Time this month to leave England for America with six Journeymen and all Materials for carrying on the said Business.” The paper added that “unknown to English manufacturers,” Hewson had shipped prohibited machinery to America, and concluded: “A manufactory of this kind will doubtless be encouraged by wellwishers to America.” Two and a half years later Hewson announced in the same paper that he had opened a shop in Philadelphia, which was technologically on a par with the latest British calico printing and bleaching technologies. Franklin actively encouraged Hewson to move to the colonies and after the latter made up his mind, Franklin recommended him to leading men in Philadelphia and New York.</text:span><text:span text:style-name="T24"><text:note text:id="ftn21" text:note-class="footnote"><text:note-citation>21</text:note-citation><text:note-body><text:p text:style-name="Footnote"/></text:note-body></text:note></text:span></text:p>
      <text:p text:style-name="P20"/>
      <text:p text:style-name="P22">Nationalist Republican</text:p>
      <text:p text:style-name="P21"/>
      <text:p text:style-name="P22">To conceive of Ameriocan nation intellectual property on the eighteenth century one had to think first in terms of a collective American identity. More than any other man of his generation, Franklin stands for the best in the burgeoning new nation and its culture. Author of the 1754 Albany plan for intercolonial cooperation during the French and Indian War and supposed originator of the revolutionary call “we all must hang together or we will hang separately,” Franklin searched persistently for continental North American unity throughout his public service career. After the outbreak of <text:span text:style-name="T25">the Revolutionary War, Franklin assumed the role of the nation's preeminent statesman in Europe, the only arena where the United States truly behaved as a collectivity until 1789. He was, in short, the standard bearer of protonationalist consciousness in Ameria</text:span><text:span text:style-name="T25"><text:note text:id="ftn0" text:note-class="footnote"><text:note-citation>22</text:note-citation><text:note-body><text:p text:style-name="Footnote"/></text:note-body></text:note></text:span><text:span text:style-name="T25">.</text:span></text:p>
      <text:p text:style-name="P22"/>
      <text:p text:style-name="P23">Franklin's nationalism, however, evolved in a rather dramatic way. Before he went to London for the second time in 1764 he was an enthusiastic British patriot who followed the ethically exclusive linguistic-based English nationalist model.<text:note text:id="ftn22" text:note-class="footnote"><text:note-citation>23</text:note-citation><text:note-body><text:p text:style-name="Footnote"/></text:note-body></text:note> His “Observations Concerning the Increase of Mankind” is one of the earliest conceptualizations of the North American colonies as a coherent unit. Yet Franklin concluded this short and brilliant social and demographic analysis of the colonies with an ethnic exclusionary outburst: “The Number of purely white People in the World is proportionally very small. All Africa is black or tawny. Asia chiefly tawny. America (exclusive of the new Comers) wholly so. And in Europe, the Spaniards, Italians, French, Russians, and Swedes, are generally of what we call a swarthy complexion; as are the Germans also, the Saxons only excepted who with the English make the principle Body of White People on the Face of the Earth... Perhaps I am partial to the complexion of my Country,” he conceded yet “such partiality os natural to Mankind.”<text:note text:id="ftn23" text:note-class="footnote"><text:note-citation>24</text:note-citation><text:note-body><text:p text:style-name="Footnote"/></text:note-body></text:note> In the next decade and a half the number of German immigrants who flocked to <text:span text:style-name="T1">Pennsylvania Gazette</text:span> translated into German. In the 1760s, however, he joined the Anti-Propriety party, which sought to control German immigration. The 1764 Pennsylvania elections pitted Franklin and his party against the original Quaker proprietors of the colony. Franklin's party stood for English homogeneity while his opponents symbolized the civic inclusiveness of the emerging America by running on its eight-man slate two Germans and one Scots-Irishman.<text:note text:id="ftn24" text:note-class="footnote"><text:note-citation>25</text:note-citation><text:note-body><text:p text:style-name="Footnote"/></text:note-body></text:note></text:p>
      <text:p text:style-name="P23"/>
      <text:p text:style-name="P24">Thereafter Franklin traveled to London, where his opposition to imperial measures slowly eroded both his English patriotism and his ethnic conceptualization of American iden<text:span text:style-name="T26">t</text:span>ity. <text:span text:style-name="T26">His presentation to the House of Commons of the American arguments against the Stamp Act established him as the voice of the American colonies. Snubbed by the British elite who could not accept the self-made man from the colonies as their equal, Franklin found his social niche among Scots and Quaker radicals and </text:span><text:soft-page-break/><text:span text:style-name="T26">dissenters. He was embittered by the descriptions of the colonists in London's newspapers as a “mixed rabble of Scotch, Irish and foreign vagabonds, descendants of convicts, ungrateful rebels &amp;c.”</text:span><text:span text:style-name="T26"><text:note text:id="ftn25" text:note-class="footnote"><text:note-citation>26</text:note-citation><text:note-body><text:p text:style-name="Footnote"/></text:note-body></text:note></text:span><text:span text:style-name="T26"> By 1770, Franklin represented a cross-section of the North American colonies, from Georgia to Massachusetts, and had come to view the colonies as having an identity and interest that differed from those of the mother country. Imperial measures, from the Stamp Act to be closing of the port of Boston, encountered little opposition in Parliament because they expressed a newly developed British nationalist consensus that transcended domestic rivalries. Indeed, the reign of George III saw an unusual display of British political unity as the ministry was formed of both Whigs and Tories and the monarch projected himself as the embodiment of the new nationalist consensus. In the eyes of British patriots, the colonists became, as Franklin pu it, no “fellow subjects, but subjects of subjects.”</text:span><text:span text:style-name="T26"><text:note text:id="ftn26" text:note-class="footnote"><text:note-citation>27</text:note-citation><text:note-body><text:p text:style-name="Footnote"/></text:note-body></text:note></text:span></text:p>
      <text:p text:style-name="P24"/>
      <text:p text:style-name="P25">The man who returned to Philadelphia had come to conceive American identity in a civic and inclusive manner. He who in the 1750s and 1760s feared the declining Englishness of Pennsylvania was calmly projecting in 1782 “great Emigrations from England, Ireland, and Germany.” Franklin also reread his 1751 pamphlet on population as a celebration of immigration, for “every man who <text:span text:style-name="T27">comes among us and takes up a piece of Land” adds to the nation's strength. Franklin's tenure in Europe transformed him from an ethnic to a civic nationalist.</text:span><text:span text:style-name="T27"><text:note text:id="ftn27" text:note-class="footnote"><text:note-citation>28</text:note-citation><text:note-body><text:p text:style-name="Footnote"/></text:note-body></text:note></text:span><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6T09:54:27.824750362</dc:date>
    <dc:creator>Guillermo Lengemann</dc:creator>
    <meta:editing-duration>PT37M25S</meta:editing-duration>
    <meta:editing-cycles>11</meta:editing-cycles>
    <meta:generator>LibreOffice/4.3.1.2$Linux_X86_64 LibreOffice_project/430m0$Build-2</meta:generator>
    <meta:document-statistic meta:table-count="0" meta:image-count="0" meta:object-count="0" meta:page-count="8" meta:paragraph-count="28" meta:word-count="4552" meta:character-count="29491" meta:non-whitespace-character-count="24964"/>
  </office:meta>
</office:document-meta>
</file>